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92cm" svg:y="32.598cm">
            <draw:object draw:notify-on-update-of-ranges="Sheet1.C3:Sheet1.C3 Sheet1.C4:Sheet1.C65 Sheet1.D3:Sheet1.D3 Sheet1.D4:Sheet1.D65 Sheet1.E3:Sheet1.E3 Sheet1.E4:Sheet1.E65 Sheet1.F3:Sheet1.F3 Sheet1.F4:Sheet1.F65 Sheet1.G3:Sheet1.G3 Sheet1.G4:Sheet1.G65 Sheet1.H3:Sheet1.H3 Sheet1.H4:Sheet1.H65 Sheet1.I3:Sheet1.I3 Sheet1.I4:Sheet1.I65 Sheet1.J3:Sheet1.J3 Sheet1.J4:Sheet1.J65 Sheet1.K3:Sheet1.K3 Sheet1.K4:Sheet1.K65 Sheet1.L3:Sheet1.L3 Sheet1.L4:Sheet1.L65 Sheet1.M3:Sheet1.M3 Sheet1.M4:Sheet1.M65 Sheet1.N3:Sheet1.N3 Sheet1.N4:Sheet1.N65 Sheet1.O3:Sheet1.O3 Sheet1.O4:Sheet1.O65 Sheet1.P3:Sheet1.P3 Sheet1.P4:Sheet1.P65 Sheet1.Q3:Sheet1.Q3 Sheet1.Q4:Sheet1.Q65 Sheet1.R3:Sheet1.R3 Sheet1.R4:Sheet1.R65 Sheet1.S3:Sheet1.S3 Sheet1.S4:Sheet1.S65 Sheet1.T3:Sheet1.T3 Sheet1.T4:Sheet1.T65 Sheet1.U3:Sheet1.U3 Sheet1.U4:Sheet1.U65 Sheet1.V3:Sheet1.V3 Sheet1.V4:Sheet1.V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4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office:value-type="float" office:value="5" calcext:value-type="float">
            <text:p>5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5"/>
          <table:table-cell table:formula="of:=SUM([.D4:.W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5"/>
          <table:table-cell table:formula="of:=SUM([.D5:.W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4"/>
          <table:table-cell table:formula="of:=SUM([.D6:.W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4"/>
          <table:table-cell table:formula="of:=SUM([.D7:.W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4"/>
          <table:table-cell table:formula="of:=SUM([.D8:.W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4"/>
          <table:table-cell table:formula="of:=SUM([.D9:.W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3"/>
          <table:table-cell table:formula="of:=SUM([.D10:.W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3"/>
          <table:table-cell table:formula="of:=SUM([.D11:.W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3"/>
          <table:table-cell table:formula="of:=SUM([.D12:.W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3"/>
          <table:table-cell table:formula="of:=SUM([.D13:.W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3"/>
          <table:table-cell table:formula="of:=SUM([.D14:.W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3"/>
          <table:table-cell table:formula="of:=SUM([.D15:.W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2"/>
          <table:table-cell table:formula="of:=SUM([.D16:.W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2"/>
          <table:table-cell table:formula="of:=SUM([.D17:.W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18:.W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19:.W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0"/>
          <table:table-cell table:formula="of:=SUM([.D20:.W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9"/>
          <table:table-cell table:formula="of:=SUM([.D21:.W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9"/>
          <table:table-cell table:formula="of:=SUM([.D22:.W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8"/>
          <table:table-cell table:formula="of:=SUM([.D23:.W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table:formula="of:=SUM([.D24:.W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SUM([.D25:.W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8"/>
          <table:table-cell table:formula="of:=SUM([.D26:.W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27:.W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6"/>
          <table:table-cell table:formula="of:=SUM([.D28:.W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29:.W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30:.W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6"/>
          <table:table-cell table:formula="of:=SUM([.D31:.W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formula="of:=SUM([.D32:.W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6"/>
          <table:table-cell table:formula="of:=SUM([.D33:.W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6"/>
          <table:table-cell table:formula="of:=SUM([.D34:.W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SUM([.D35:.W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36:.W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table:formula="of:=SUM([.D37:.W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table:formula="of:=SUM([.D38:.W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SUM([.D39:.W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table:formula="of:=SUM([.D40:.W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4"/>
          <table:table-cell table:formula="of:=SUM([.D41:.W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table:formula="of:=SUM([.D42:.W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4"/>
          <table:table-cell table:formula="of:=SUM([.D43:.W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table:formula="of:=SUM([.D44:.W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4"/>
          <table:table-cell table:formula="of:=SUM([.D45:.W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4"/>
          <table:table-cell table:formula="of:=SUM([.D46:.W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4"/>
          <table:table-cell table:formula="of:=SUM([.D47:.W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4"/>
          <table:table-cell table:formula="of:=SUM([.D48:.W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SUM([.D49:.W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3"/>
          <table:table-cell table:formula="of:=SUM([.D50:.W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formula="of:=SUM([.D51:.W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2"/>
          <table:table-cell table:formula="of:=SUM([.D52:.W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2"/>
          <table:table-cell table:formula="of:=SUM([.D53:.W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2"/>
          <table:table-cell table:formula="of:=SUM([.D54:.W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2"/>
          <table:table-cell table:formula="of:=SUM([.D55:.W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2"/>
          <table:table-cell table:formula="of:=SUM([.D56:.W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2"/>
          <table:table-cell table:formula="of:=SUM([.D57:.W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2"/>
          <table:table-cell table:formula="of:=SUM([.D58:.W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2"/>
          <table:table-cell table:formula="of:=SUM([.D59:.W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2"/>
          <table:table-cell table:formula="of:=SUM([.D60:.W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table:number-columns-repeated="2"/>
          <table:table-cell table:formula="of:=SUM([.D61:.W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table:number-columns-repeated="2"/>
          <table:table-cell table:formula="of:=SUM([.D62:.W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table:number-columns-repeated="2"/>
          <table:table-cell table:formula="of:=SUM([.D63:.W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formula="of:=SUM([.D64:.W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11:40:03.964455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03-03T11:43:19.284307246</dc:date>
    <meta:editing-duration>PT5H23M52S</meta:editing-duration>
    <meta:editing-cycles>20</meta:editing-cycles>
    <meta:generator>LibreOffice/4.3.3.2$Linux_X86_64 LibreOffice_project/430m0$Build-2</meta:generator>
    <meta:document-statistic meta:table-count="1" meta:cell-count="7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5.412cm" svg:y="17.773cm" style:legend-expansion="wide" chart:style-name="ch3"/>
        <chart:plot-area chart:style-name="ch4" table:cell-range-address="Sheet1.C3:Sheet1.V65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65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5" chart:label-cell-address="Sheet1.D3:Sheet1.D3" chart:class="chart:area">
            <chart:data-point chart:repeated="62"/>
          </chart:series>
          <chart:series chart:style-name="ch11" chart:values-cell-range-address="Sheet1.E4:Sheet1.E65" chart:label-cell-address="Sheet1.E3:Sheet1.E3" chart:class="chart:area">
            <chart:data-point chart:repeated="62"/>
          </chart:series>
          <chart:series chart:style-name="ch12" chart:values-cell-range-address="Sheet1.F4:Sheet1.F65" chart:label-cell-address="Sheet1.F3:Sheet1.F3" chart:class="chart:area">
            <chart:data-point chart:repeated="62"/>
          </chart:series>
          <chart:series chart:style-name="ch13" chart:values-cell-range-address="Sheet1.G4:Sheet1.G65" chart:label-cell-address="Sheet1.G3:Sheet1.G3" chart:class="chart:area">
            <chart:data-point chart:repeated="62"/>
          </chart:series>
          <chart:series chart:style-name="ch14" chart:values-cell-range-address="Sheet1.H4:Sheet1.H65" chart:label-cell-address="Sheet1.H3:Sheet1.H3" chart:class="chart:area">
            <chart:data-point chart:repeated="62"/>
          </chart:series>
          <chart:series chart:style-name="ch15" chart:values-cell-range-address="Sheet1.I4:Sheet1.I65" chart:label-cell-address="Sheet1.I3:Sheet1.I3" chart:class="chart:area">
            <chart:data-point chart:repeated="62"/>
          </chart:series>
          <chart:series chart:style-name="ch16" chart:values-cell-range-address="Sheet1.J4:Sheet1.J65" chart:label-cell-address="Sheet1.J3:Sheet1.J3" chart:class="chart:area">
            <chart:data-point chart:repeated="62"/>
          </chart:series>
          <chart:series chart:style-name="ch17" chart:values-cell-range-address="Sheet1.K4:Sheet1.K65" chart:label-cell-address="Sheet1.K3:Sheet1.K3" chart:class="chart:area">
            <chart:data-point chart:repeated="62"/>
          </chart:series>
          <chart:series chart:style-name="ch18" chart:values-cell-range-address="Sheet1.L4:Sheet1.L65" chart:label-cell-address="Sheet1.L3:Sheet1.L3" chart:class="chart:area">
            <chart:data-point chart:repeated="62"/>
          </chart:series>
          <chart:series chart:style-name="ch19" chart:values-cell-range-address="Sheet1.M4:Sheet1.M65" chart:label-cell-address="Sheet1.M3:Sheet1.M3" chart:class="chart:area">
            <chart:data-point chart:repeated="62"/>
          </chart:series>
          <chart:series chart:style-name="ch20" chart:values-cell-range-address="Sheet1.N4:Sheet1.N65" chart:label-cell-address="Sheet1.N3:Sheet1.N3" chart:class="chart:area">
            <chart:data-point chart:repeated="62"/>
          </chart:series>
          <chart:series chart:style-name="ch21" chart:values-cell-range-address="Sheet1.O4:Sheet1.O65" chart:label-cell-address="Sheet1.O3:Sheet1.O3" chart:class="chart:area">
            <chart:data-point chart:repeated="62"/>
          </chart:series>
          <chart:series chart:style-name="ch10" chart:values-cell-range-address="Sheet1.P4:Sheet1.P65" chart:label-cell-address="Sheet1.P3:Sheet1.P3" chart:class="chart:area">
            <chart:data-point chart:repeated="62"/>
          </chart:series>
          <chart:series chart:style-name="ch11" chart:values-cell-range-address="Sheet1.Q4:Sheet1.Q65" chart:label-cell-address="Sheet1.Q3:Sheet1.Q3" chart:class="chart:area">
            <chart:data-point chart:repeated="62"/>
          </chart:series>
          <chart:series chart:style-name="ch12" chart:values-cell-range-address="Sheet1.R4:Sheet1.R65" chart:label-cell-address="Sheet1.R3:Sheet1.R3" chart:class="chart:area">
            <chart:data-point chart:repeated="62"/>
          </chart:series>
          <chart:series chart:style-name="ch13" chart:values-cell-range-address="Sheet1.S4:Sheet1.S65" chart:label-cell-address="Sheet1.S3:Sheet1.S3" chart:class="chart:area">
            <chart:data-point chart:repeated="62"/>
          </chart:series>
          <chart:series chart:style-name="ch14" chart:values-cell-range-address="Sheet1.T4:Sheet1.T65" chart:label-cell-address="Sheet1.T3:Sheet1.T3" chart:class="chart:area">
            <chart:data-point chart:repeated="62"/>
          </chart:series>
          <chart:series chart:style-name="ch22" chart:values-cell-range-address="Sheet1.U4:Sheet1.U65" chart:label-cell-address="Sheet1.U3:Sheet1.U3" chart:class="chart:area">
            <chart:data-point chart:repeated="62"/>
          </chart:series>
          <chart:series chart:style-name="ch16" chart:values-cell-range-address="Sheet1.V4:Sheet1.V65" chart:label-cell-address="Sheet1.V3:Sheet1.V3" chart:class="chart:area">
            <chart:data-point chart:repeated="6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5.0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5</svg:desc>
                </draw:g>
              </table:table-cell>
              <table:table-cell office:value-type="float" office:value="0.3">
                <text:p>0.3</text:p>
                <draw:g>
                  <svg:desc>Sheet1.D4:Sheet1.D65</svg:desc>
                </draw:g>
              </table:table-cell>
              <table:table-cell office:value-type="float" office:value="27.7">
                <text:p>27.7</text:p>
                <draw:g>
                  <svg:desc>Sheet1.E4:Sheet1.E65</svg:desc>
                </draw:g>
              </table:table-cell>
              <table:table-cell office:value-type="float" office:value="54.2">
                <text:p>54.2</text:p>
                <draw:g>
                  <svg:desc>Sheet1.F4:Sheet1.F65</svg:desc>
                </draw:g>
              </table:table-cell>
              <table:table-cell office:value-type="float" office:value="2.9">
                <text:p>2.9</text:p>
                <draw:g>
                  <svg:desc>Sheet1.G4:Sheet1.G65</svg:desc>
                </draw:g>
              </table:table-cell>
              <table:table-cell office:value-type="float" office:value="14.8">
                <text:p>14.8</text:p>
                <draw:g>
                  <svg:desc>Sheet1.H4:Sheet1.H65</svg:desc>
                </draw:g>
              </table:table-cell>
              <table:table-cell office:value-type="float" office:value="NaN">
                <text:p>NaN</text:p>
                <draw:g>
                  <svg:desc>Sheet1.I4:Sheet1.I65</svg:desc>
                </draw:g>
              </table:table-cell>
              <table:table-cell office:value-type="float" office:value="NaN">
                <text:p>NaN</text:p>
                <draw:g>
                  <svg:desc>Sheet1.J4:Sheet1.J65</svg:desc>
                </draw:g>
              </table:table-cell>
              <table:table-cell office:value-type="float" office:value="NaN">
                <text:p>NaN</text:p>
                <draw:g>
                  <svg:desc>Sheet1.K4:Sheet1.K65</svg:desc>
                </draw:g>
              </table:table-cell>
              <table:table-cell office:value-type="float" office:value="NaN">
                <text:p>NaN</text:p>
                <draw:g>
                  <svg:desc>Sheet1.L4:Sheet1.L65</svg:desc>
                </draw:g>
              </table:table-cell>
              <table:table-cell office:value-type="float" office:value="NaN">
                <text:p>NaN</text:p>
                <draw:g>
                  <svg:desc>Sheet1.M4:Sheet1.M65</svg:desc>
                </draw:g>
              </table:table-cell>
              <table:table-cell office:value-type="float" office:value="NaN">
                <text:p>NaN</text:p>
                <draw:g>
                  <svg:desc>Sheet1.N4:Sheet1.N65</svg:desc>
                </draw:g>
              </table:table-cell>
              <table:table-cell office:value-type="float" office:value="NaN">
                <text:p>NaN</text:p>
                <draw:g>
                  <svg:desc>Sheet1.O4:Sheet1.O65</svg:desc>
                </draw:g>
              </table:table-cell>
              <table:table-cell office:value-type="float" office:value="NaN">
                <text:p>NaN</text:p>
                <draw:g>
                  <svg:desc>Sheet1.P4:Sheet1.P65</svg:desc>
                </draw:g>
              </table:table-cell>
              <table:table-cell office:value-type="float" office:value="NaN">
                <text:p>NaN</text:p>
                <draw:g>
                  <svg:desc>Sheet1.Q4:Sheet1.Q65</svg:desc>
                </draw:g>
              </table:table-cell>
              <table:table-cell office:value-type="float" office:value="NaN">
                <text:p>NaN</text:p>
                <draw:g>
                  <svg:desc>Sheet1.R4:Sheet1.R65</svg:desc>
                </draw:g>
              </table:table-cell>
              <table:table-cell office:value-type="float" office:value="NaN">
                <text:p>NaN</text:p>
                <draw:g>
                  <svg:desc>Sheet1.S4:Sheet1.S65</svg:desc>
                </draw:g>
              </table:table-cell>
              <table:table-cell office:value-type="float" office:value="NaN">
                <text:p>NaN</text:p>
                <draw:g>
                  <svg:desc>Sheet1.T4:Sheet1.T65</svg:desc>
                </draw:g>
              </table:table-cell>
              <table:table-cell office:value-type="float" office:value="NaN">
                <text:p>NaN</text:p>
                <draw:g>
                  <svg:desc>Sheet1.U4:Sheet1.U65</svg:desc>
                </draw:g>
              </table:table-cell>
              <table:table-cell office:value-type="float" office:value="NaN">
                <text:p>NaN</text:p>
                <draw:g>
                  <svg:desc>Sheet1.V4:Sheet1.V65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